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L</mi>
            <mrow>
              <mspace width="2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2em"/>
            </mrow>
            <msub>
              <mi>r</mi>
              <mrow>
                <mspace width="0.5em"/>
                <mo stretchy="false">⊥</mo>
                <mspace width="0.5em"/>
              </mrow>
            </msub>
            <mspace width="0.5em"/>
            <mstyle color="red">
              <mi>p</mi>
            </mstyle>
            <mrow>
              <mspace width="2em"/>
              <mo stretchy="false">=</mo>
              <mspace width="2em"/>
            </mrow>
            <msub>
              <mi>r</mi>
              <mrow>
                <mspace width="0.5em"/>
                <mo stretchy="false">⊥</mo>
                <mspace width="0.5em"/>
              </mrow>
            </msub>
            <mspace width="0.5em"/>
            <mstyle color="red">
              <mrow>
                <mi>m</mi>
                <mspace width="0.5em"/>
                <mi>v</mi>
              </mrow>
            </mstyle>
            <mrow>
              <mspace width="2em"/>
              <mo stretchy="false">=</mo>
              <mspace width="2em"/>
            </mrow>
            <msub>
              <mi>r</mi>
              <mrow>
                <mspace width="0.5em"/>
                <mo stretchy="false">⊥</mo>
                <mspace width="0.5em"/>
              </mrow>
            </msub>
            <mspace width="0.5em"/>
            <mi>m</mi>
            <mspace width="0.5em"/>
            <mstyle color="green">
              <mi>v</mi>
            </mstyle>
            <mrow>
              <mspace width="2em"/>
              <mo stretchy="false">=</mo>
              <mspace width="2em"/>
            </mrow>
            <mi>m</mi>
            <mspace width="0.5em"/>
            <msub>
              <mi>r</mi>
              <mrow>
                <mspace width="0.5em"/>
                <mo stretchy="false">⊥</mo>
                <mspace width="0.5em"/>
              </mrow>
            </msub>
            <mspace width="0.5em"/>
            <mstyle color="green">
              <mrow>
                <msub>
                  <mi>r</mi>
                  <mrow>
                    <mspace width="0.5em"/>
                    <mo stretchy="false">⊥</mo>
                    <mspace width="0.5em"/>
                  </mrow>
                </msub>
                <mspace width="0.5em"/>
                <mi mathvariant="normal">ω</mi>
              </mrow>
            </mstyle>
            <mrow>
              <mspace width="2em"/>
              <mo stretchy="false">=</mo>
              <mspace width="2em"/>
            </mrow>
            <mstyle color="blue">
              <mrow>
                <mi>m</mi>
                <mspace width="0.5em"/>
                <msubsup>
                  <mi>r</mi>
                  <mrow>
                    <mspace width="0.5em"/>
                    <mo stretchy="false">⊥</mo>
                    <mspace width="0.5em"/>
                  </mrow>
                  <mn>2</mn>
                </msubsup>
              </mrow>
            </mstyle>
            <mspace width="0.5em"/>
            <mi mathvariant="normal">ω</mi>
          </mrow>
        </mtd>
      </mtr>
      <mtr>
        <mtd>
          <mrow>
            <mrow>
              <mspace width="0.5em"/>
              <mo stretchy="false">=</mo>
              <mspace width="2em"/>
            </mrow>
            <mstyle color="blue">
              <mi>J</mi>
            </mstyle>
            <mspace width="0.5em"/>
            <mi mathvariant="normal">ω</mi>
          </mrow>
        </mtd>
      </mtr>
    </mtable>
    <annotation encoding="StarMath 5.0">L ~=` newline 

`=~ 
r _{` ortho `} ` color red p ~=~ 
r _{` ortho `} ` color red { m ` v } ~=~ 
r _{` ortho `} ` m ` color green v ~=~ 
m ` r _{` ortho `} ` color green { r _{` ortho `} ` %iomega } ~=~ 
color blue { m ` r _{` ortho `} ^2 } ` %iomega newline 
`=~ color blue J ` %iomeg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20:13:38.708000000</meta:creation-date>
    <dc:date>2015-03-10T20:27:11.767000000</dc:date>
    <meta:editing-duration>PT13M33S</meta:editing-duration>
    <meta:editing-cycles>1</meta:editing-cycles>
    <meta:generator>LibreOffice/4.3.4.1$Windows_x86 LibreOffice_project/bc356b2f991740509f321d70e4512a6a54c5f243</meta:generator>
  </office:meta>
</office:document-meta>
</file>